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2cm" draw:marker-start-width="0.352cm" draw:marker-end-width="0.352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51cm" draw:marker-start-width="0.276cm" draw:marker-end-width="0.276cm" draw:fill="gradient" draw:fill-color="#ffe1c9" draw:fill-gradient-name="Gradient_20_7" draw:opacity="100%" draw:opacity-name="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opacity="100%"/>
    </style:style>
    <style:style style:name="gr3" style:family="graphic" style:parent-style-name="standard">
      <style:graphic-properties draw:stroke="solid" svg:stroke-width="0.051cm" draw:marker-start-width="0.276cm" draw:marker-end-width="0.276cm" draw:fill="gradient" draw:fill-color="#ffcc99" draw:fill-gradient-name="Gradient_20_7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/>
    </style:style>
    <style:style style:name="gr4" style:family="graphic" style:parent-style-name="standard">
      <style:graphic-properties draw:marker-start-width="0.276cm" draw:marker-end="Arrow" draw:marker-end-width="0.376cm" draw:textarea-horizontal-align="center" draw:textarea-vertical-align="middle" draw:shadow="hidden"/>
    </style:style>
    <style:style style:name="gr5" style:family="graphic" style:parent-style-name="standard">
      <style:graphic-properties draw:marker-start-width="0.276cm" draw:marker-end="Arrow" draw:marker-end-width="0.376cm" draw:fill="gradient" draw:fill-gradient-name="Gradient_20_7" draw:textarea-horizontal-align="center" draw:textarea-vertical-align="middle" draw:shadow="hidden" draw:shadow-offset-x="0.102cm" draw:shadow-offset-y="0.102cm"/>
    </style:style>
    <style:style style:name="gr6" style:family="graphic" style:parent-style-name="standard">
      <style:graphic-properties draw:stroke="none" svg:stroke-color="#000000" draw:fill="none" draw:fill-color="#ffffff" fo:min-height="1.27cm" draw:shadow="hidden" draw:shadow-offset-x="0.305cm" draw:shadow-offset-y="0.305cm"/>
    </style:style>
    <style:style style:name="gr7" style:family="graphic" style:parent-style-name="standard">
      <style:graphic-properties draw:stroke="none" svg:stroke-color="#000000" draw:fill="none" draw:fill-color="#ffffff" fo:min-height="0.385cm" draw:shadow="hidden" draw:shadow-offset-x="0.305cm" draw:shadow-offset-y="0.305cm"/>
    </style:style>
    <style:style style:name="gr8" style:family="graphic" style:parent-style-name="standard">
      <style:graphic-properties draw:marker-start="" draw:marker-start-width="0.276cm" draw:marker-end="" draw:marker-end-width="0.376cm" draw:textarea-horizontal-align="center" draw:textarea-vertical-align="middle" draw:shadow="hidden"/>
    </style:style>
    <style:style style:name="gr9" style:family="graphic" style:parent-style-name="standard">
      <style:graphic-properties svg:stroke-width="0.051cm" draw:marker-start="Arrow" draw:marker-start-width="0.356cm" draw:marker-end="Arrow" draw:marker-end-width="0.457cm" draw:textarea-horizontal-align="center" draw:textarea-vertical-align="middle" fo:padding-top="0.151cm" fo:padding-bottom="0.151cm" fo:padding-left="0.276cm" fo:padding-right="0.276cm" draw:shadow="hidden"/>
    </style:style>
    <style:style style:name="gr10" style:family="graphic" style:parent-style-name="standard">
      <style:graphic-properties draw:stroke="dash" draw:stroke-dash="Ultrafine_20_Dashed" svg:stroke-color="#008000" draw:marker-start-width="0.276cm" draw:marker-end="" draw:marker-end-width="0.376cm" draw:textarea-horizontal-align="center" draw:textarea-vertical-align="middle" draw:shadow="hidden"/>
    </style:style>
    <style:style style:name="gr11" style:family="graphic" style:parent-style-name="standard">
      <style:graphic-properties draw:stroke="none" svg:stroke-color="#008000" draw:fill="none" draw:fill-color="#ffffff" fo:min-height="0.385cm" draw:shadow="hidden" draw:shadow-offset-x="0.305cm" draw:shadow-offset-y="0.305cm"/>
    </style:style>
    <style:style style:name="gr12" style:family="graphic" style:parent-style-name="standard">
      <style:graphic-properties draw:stroke="dash" draw:stroke-dash="Ultrafine_20_Dashed" svg:stroke-color="#008000" draw:marker-start="Circle" draw:marker-start-width="0.178cm" draw:marker-start-center="true" draw:marker-end="Circle" draw:marker-end-width="0.178cm" draw:marker-end-center="true" draw:textarea-horizontal-align="center" draw:textarea-vertical-align="middle" draw:shadow="hidden"/>
    </style:style>
    <style:style style:name="gr13" style:family="graphic" style:parent-style-name="standard">
      <style:graphic-properties draw:stroke="dash" draw:stroke-dash="Ultrafine_20_Dashed" svg:stroke-color="#008000" draw:marker-start="Circle" draw:marker-start-width="0.229cm" draw:marker-end="" draw:marker-end-width="0.376cm" draw:textarea-horizontal-align="center" draw:textarea-vertical-align="middle" draw:shadow="hidden"/>
    </style:style>
    <style:style style:name="gr14" style:family="graphic" style:parent-style-name="standard">
      <style:graphic-properties draw:stroke="dash" draw:stroke-dash="Ultrafine_20_Dashed" svg:stroke-color="#008000" draw:marker-start-width="0.276cm" draw:marker-end="Circle" draw:marker-end-width="0.178cm" draw:textarea-horizontal-align="center" draw:textarea-vertical-align="middle" draw:shadow="hidden"/>
    </style:style>
    <style:style style:name="gr15" style:family="graphic" style:parent-style-name="standard">
      <style:graphic-properties draw:marker-start="Arrow" draw:marker-start-width="0.381cm" draw:marker-end="Arrow" draw:marker-end-width="0.376cm" draw:fill="gradient" draw:fill-gradient-name="Gradient_20_7" draw:textarea-horizontal-align="center" draw:textarea-vertical-align="middle" draw:shadow="hidden" draw:shadow-offset-x="0.102cm" draw:shadow-offset-y="0.102cm"/>
    </style:style>
    <style:style style:name="gr1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385cm"/>
    </style:style>
    <style:style style:name="gr19" style:family="graphic" style:parent-style-name="standard">
      <style:graphic-properties draw:marker-start="Arrow" draw:marker-end="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02cm"/>
    </style:style>
    <style:style style:name="gr21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2" style:family="graphic" style:parent-style-name="standard">
      <style:graphic-properties draw:marker-start="" draw:marker-end="Arrow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21cm" draw:shadow="hidden" draw:shadow-offset-x="0.305cm" draw:shadow-offset-y="0.305cm"/>
    </style:style>
    <style:style style:name="gr24" style:family="graphic" style:parent-style-name="objectwithoutfill">
      <style:graphic-properties draw:fill="none" draw:textarea-horizontal-align="center" draw:textarea-vertical-align="middle"/>
    </style:style>
    <style:style style:name="gr25" style:family="graphic" style:parent-style-name="standard">
      <style:graphic-properties draw:stroke="dash" draw:stroke-dash="Fine_20_Dashed_20__28_var_29_" draw:marker-start-width="0.276cm" draw:marker-end="Arrow" draw:marker-end-width="0.376cm" draw:textarea-horizontal-align="center" draw:textarea-vertical-align="middle" draw:shadow="hidden"/>
    </style:style>
    <style:style style:name="gr26" style:family="graphic" style:parent-style-name="standard">
      <style:graphic-properties draw:stroke="dash" draw:stroke-dash="Fine_20_Dashed_20__28_var_29_" draw:marker-start-width="0.276cm" draw:marker-end="" draw:marker-end-width="0.376cm" draw:textarea-horizontal-align="center" draw:textarea-vertical-align="middle" draw:shadow="hidden"/>
    </style:style>
    <style:style style:name="gr27" style:family="graphic" style:parent-style-name="standard">
      <style:graphic-properties draw:stroke="solid" svg:stroke-width="0.102cm" draw:marker-start-width="0.352cm" draw:marker-end-width="0.352cm" draw:fill="none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svg:stroke-width="0.152cm" svg:stroke-color="#000080" draw:marker-start-width="0.503cm" draw:marker-end="" draw:marker-end-width="0.603cm" svg:stroke-opacity="50%" draw:fill="gradient" draw:fill-gradient-name="Gradient_20_1" draw:textarea-horizontal-align="center" draw:textarea-vertical-align="middle" fo:padding-top="0.2cm" fo:padding-bottom="0.2cm" fo:padding-left="0.325cm" fo:padding-right="0.325cm" draw:shadow="hidden"/>
    </style:style>
    <style:style style:name="gr29" style:family="graphic" style:parent-style-name="standard">
      <style:graphic-properties svg:stroke-width="0.152cm" svg:stroke-color="#000080" draw:marker-start-width="0.503cm" draw:marker-end="Arrow" draw:marker-end-width="0.603cm" svg:stroke-opacity="50%" draw:textarea-horizontal-align="center" draw:textarea-vertical-align="middle" fo:padding-top="0.2cm" fo:padding-bottom="0.2cm" fo:padding-left="0.325cm" fo:padding-right="0.325cm" draw:shadow="hidden"/>
    </style:style>
    <style:style style:name="gr30" style:family="graphic" style:parent-style-name="standard">
      <style:graphic-properties svg:stroke-width="0.152cm" svg:stroke-color="#000080" draw:marker-start-width="0.503cm" draw:marker-end="" draw:marker-end-width="0.603cm" svg:stroke-opacity="50%" draw:textarea-horizontal-align="center" draw:textarea-vertical-align="middle" fo:padding-top="0.2cm" fo:padding-bottom="0.2cm" fo:padding-left="0.325cm" fo:padding-right="0.32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8pt" fo:font-weight="bold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12pt" fo:font-weight="normal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text-indent="0cm"/>
      <style:text-properties fo:font-size="8pt" fo:font-weight="normal" style:font-size-asian="8pt" style:font-size-complex="8pt"/>
    </style:style>
    <style:style style:name="P8" style:family="paragraph">
      <style:paragraph-properties fo:margin-left="0cm" fo:margin-right="0cm" fo:text-align="center" fo:text-indent="0cm"/>
      <style:text-properties fo:font-size="18pt"/>
    </style:style>
    <style:style style:name="P9" style:family="paragraph">
      <style:paragraph-properties fo:margin-left="0cm" fo:margin-right="0cm" fo:text-align="center" fo:text-indent="0cm"/>
      <style:text-properties fo:font-size="12pt" fo:font-weight="normal" style:font-size-asian="18pt" style:font-size-complex="18pt"/>
    </style:style>
    <style:style style:name="P10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11" style:family="paragraph">
      <style:paragraph-properties fo:margin-left="0cm" fo:margin-right="0cm" fo:text-align="end" fo:text-indent="0cm"/>
    </style:style>
    <style:style style:name="P12" style:family="paragraph">
      <style:paragraph-properties fo:margin-left="0cm" fo:margin-right="0cm" fo:text-align="end" fo:text-indent="0cm"/>
      <style:text-properties fo:font-size="12pt" style:font-size-asian="18pt" style:font-size-complex="18pt"/>
    </style:style>
    <style:style style:name="P13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2pt" fo:font-weight="normal" style:font-size-asian="18pt" style:font-size-complex="18pt"/>
    </style:style>
    <style:style style:name="T3" style:family="text">
      <style:text-properties fo:font-weight="normal"/>
    </style:style>
    <style:style style:name="T4" style:family="text">
      <style:text-properties fo:font-size="18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7.145cm" svg:height="17.145cm" svg:x="5.44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3.175cm" svg:x="7.34cm" svg:y="4.769cm">
          <text:p text:style-name="P2">TX</text:p>
          <text:p text:style-name="P2">Enqu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2.42cm" svg:y="4.769cm">
          <text:p text:style-name="P2">TX</text:p>
          <text:p text:style-name="P2">Data FIF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7.34cm" svg:y="12.43cm">
          <text:p text:style-name="P2">RX</text:p>
          <text:p text:style-name="P2">Dequ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7.5cm" svg:y="4.769cm">
          <text:p text:style-name="P2">TX</text:p>
          <text:p text:style-name="P2">Dequ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2.43cm" svg:y="12.389cm">
          <text:p text:style-name="P2">RX</text:p>
          <text:p text:style-name="P2">Data FIF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7.51cm" svg:y="12.389cm">
          <text:p text:style-name="P2">RX</text:p>
          <text:p text:style-name="P2">Enq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17.5cm" svg:y="9.214cm">
          <text:p text:style-name="P2">Fault</text:p>
          <text:p text:style-name="P2">S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7.35cm" svg:y="9.255cm">
          <text:p text:style-name="P2">Wishbon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175cm" svg:y1="6.08cm" svg:x2="7.35cm" svg:y2="6.08cm">
          <text:p/>
        </draw:line>
        <draw:line draw:style-name="gr4" draw:text-style-name="P1" draw:layer="layout" svg:x1="10.525cm" svg:y1="6.08cm" svg:x2="12.43cm" svg:y2="6.08cm">
          <text:p/>
        </draw:line>
        <draw:line draw:style-name="gr5" draw:text-style-name="P1" draw:layer="layout" svg:x1="15.605cm" svg:y1="6.08cm" svg:x2="17.51cm" svg:y2="6.08cm">
          <text:p/>
        </draw:line>
        <draw:frame draw:style-name="gr6" draw:text-style-name="P4" draw:layer="layout" svg:width="3.81cm" svg:height="1.52cm" svg:x="5.445cm" svg:y="1.635cm">
          <draw:text-box>
            <text:p text:style-name="P3"><text:span text:style-name="T1">10GE MAC</text:span></text:p>
          </draw:text-box>
        </draw:frame>
        <draw:frame draw:style-name="gr7" draw:text-style-name="P5" draw:layer="layout" svg:width="3.175cm" svg:height="0.725cm" svg:x="2.27cm" svg:y="5.445cm">
          <draw:text-box>
            <text:p text:style-name="P3"><text:span text:style-name="T2">pkt_tx_data</text:span></text:p>
          </draw:text-box>
        </draw:frame>
        <draw:line draw:style-name="gr4" draw:text-style-name="P1" draw:layer="layout" svg:x1="20.685cm" svg:y1="6.08cm" svg:x2="23.86cm" svg:y2="6.08cm">
          <text:p/>
        </draw:line>
        <draw:frame draw:style-name="gr7" draw:text-style-name="P5" draw:layer="layout" svg:width="3.175cm" svg:height="0.725cm" svg:x="22.59cm" svg:y="5.3cm">
          <draw:text-box>
            <text:p text:style-name="P3"><text:span text:style-name="T2">xgmii_txd</text:span></text:p>
          </draw:text-box>
        </draw:frame>
        <draw:line draw:style-name="gr4" draw:text-style-name="P1" draw:layer="layout" svg:x1="23.86cm" svg:y1="13.7cm" svg:x2="20.685cm" svg:y2="13.7cm">
          <text:p/>
        </draw:line>
        <draw:line draw:style-name="gr4" draw:text-style-name="P1" draw:layer="layout" svg:x1="17.51cm" svg:y1="13.7cm" svg:x2="15.605cm" svg:y2="13.7cm">
          <text:p/>
        </draw:line>
        <draw:line draw:style-name="gr4" draw:text-style-name="P1" draw:layer="layout" svg:x1="12.43cm" svg:y1="13.7cm" svg:x2="10.525cm" svg:y2="13.7cm">
          <text:p/>
        </draw:line>
        <draw:line draw:style-name="gr4" draw:text-style-name="P1" draw:layer="layout" svg:x1="7.35cm" svg:y1="13.7cm" svg:x2="4.175cm" svg:y2="13.7cm">
          <text:p/>
        </draw:line>
        <draw:line draw:style-name="gr4" draw:text-style-name="P1" draw:layer="layout" svg:x1="18.78cm" svg:y1="9.255cm" svg:x2="18.78cm" svg:y2="7.985cm">
          <text:p/>
        </draw:line>
        <draw:line draw:style-name="gr4" draw:text-style-name="P1" draw:layer="layout" svg:x1="18.78cm" svg:y1="12.43cm" svg:x2="18.78cm" svg:y2="11.16cm">
          <text:p/>
        </draw:line>
        <draw:custom-shape draw:style-name="gr3" draw:text-style-name="P2" draw:layer="layout" svg:width="3.175cm" svg:height="1.905cm" svg:x="17.51cm" svg:y="2.27cm">
          <text:p text:style-name="P2">TX</text:p>
          <text:p text:style-name="P2">Hold FIF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17.51cm" svg:y="16.24cm">
          <text:p text:style-name="P2">RX</text:p>
          <text:p text:style-name="P2">Hold FIFO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8.78cm" svg:y1="4.175cm" svg:x2="18.78cm" svg:y2="4.81cm">
          <text:p/>
        </draw:line>
        <draw:line draw:style-name="gr8" draw:text-style-name="P1" draw:layer="layout" svg:x1="18.78cm" svg:y1="15.605cm" svg:x2="18.78cm" svg:y2="16.24cm">
          <text:p/>
        </draw:line>
        <draw:frame draw:style-name="gr7" draw:text-style-name="P5" draw:layer="layout" svg:width="3.175cm" svg:height="0.725cm" svg:x="22.59cm" svg:y="12.92cm">
          <draw:text-box>
            <text:p text:style-name="P3"><text:span text:style-name="T2">xgmii_rxd</text:span></text:p>
          </draw:text-box>
        </draw:frame>
        <draw:frame draw:style-name="gr7" draw:text-style-name="P5" draw:layer="layout" svg:width="3.175cm" svg:height="0.725cm" svg:x="2.27cm" svg:y="12.92cm">
          <draw:text-box>
            <text:p text:style-name="P3"><text:span text:style-name="T2">pkt_rx_data</text:span></text:p>
          </draw:text-box>
        </draw:frame>
        <draw:line draw:style-name="gr9" draw:text-style-name="P1" draw:layer="layout" svg:x1="4.175cm" svg:y1="10.525cm" svg:x2="7.35cm" svg:y2="10.525cm">
          <text:p/>
        </draw:line>
        <draw:frame draw:style-name="gr7" draw:text-style-name="P5" draw:layer="layout" svg:width="3.175cm" svg:height="0.725cm" svg:x="2.27cm" svg:y="9.745cm">
          <draw:text-box>
            <text:p text:style-name="P3"><text:span text:style-name="T2">wb_dat_*</text:span></text:p>
          </draw:text-box>
        </draw:frame>
        <draw:custom-shape draw:style-name="gr3" draw:text-style-name="P2" draw:layer="layout" svg:width="3.175cm" svg:height="1.905cm" svg:x="12.43cm" svg:y="9.255cm">
          <text:p text:style-name="P2">Sta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43cm" svg:y1="10.525cm" svg:x2="10.525cm" svg:y2="10.525cm">
          <text:p/>
        </draw:line>
        <draw:line draw:style-name="gr4" draw:text-style-name="P1" draw:layer="layout" svg:x1="16.875cm" svg:y1="9.89cm" svg:x2="15.605cm" svg:y2="9.89cm">
          <text:p/>
        </draw:line>
        <draw:line draw:style-name="gr4" draw:text-style-name="P1" draw:layer="layout" svg:x1="16.875cm" svg:y1="10.525cm" svg:x2="15.605cm" svg:y2="10.525cm">
          <text:p/>
        </draw:line>
        <draw:line draw:style-name="gr8" draw:text-style-name="P1" draw:layer="layout" svg:x1="17.51cm" svg:y1="7.35cm" svg:x2="16.875cm" svg:y2="7.35cm">
          <text:p/>
        </draw:line>
        <draw:line draw:style-name="gr8" draw:text-style-name="P1" draw:layer="layout" svg:x1="16.875cm" svg:y1="7.35cm" svg:x2="16.875cm" svg:y2="9.89cm">
          <text:p/>
        </draw:line>
        <draw:line draw:style-name="gr8" draw:text-style-name="P1" draw:layer="layout" svg:x1="16.875cm" svg:y1="10.525cm" svg:x2="16.875cm" svg:y2="13.065cm">
          <text:p/>
        </draw:line>
        <draw:line draw:style-name="gr8" draw:text-style-name="P1" draw:layer="layout" svg:x1="17.51cm" svg:y1="13.065cm" svg:x2="16.875cm" svg:y2="13.065cm">
          <text:p/>
        </draw:line>
        <draw:line draw:style-name="gr10" draw:text-style-name="P1" draw:layer="layout" svg:x1="7.985cm" svg:y1="5.445cm" svg:x2="7.985cm" svg:y2="4.175cm">
          <text:p/>
        </draw:line>
        <draw:frame draw:style-name="gr11" draw:text-style-name="P7" draw:layer="layout" svg:width="3.175cm" svg:height="0.635cm" svg:x="6.715cm" svg:y="3.54cm">
          <draw:text-box>
            <text:p text:style-name="P6"><text:span text:style-name="T3">clk_156m25</text:span></text:p>
          </draw:text-box>
        </draw:frame>
        <draw:frame draw:style-name="gr11" draw:text-style-name="P7" draw:layer="layout" svg:width="3.175cm" svg:height="0.635cm" svg:x="6.715cm" svg:y="16.24cm">
          <draw:text-box>
            <text:p text:style-name="P6"><text:span text:style-name="T3">clk_156m25</text:span></text:p>
          </draw:text-box>
        </draw:frame>
        <draw:line draw:style-name="gr12" draw:text-style-name="P1" draw:layer="layout" svg:x1="13.065cm" svg:y1="5.445cm" svg:x2="7.985cm" svg:y2="5.445cm">
          <text:p/>
        </draw:line>
        <draw:line draw:style-name="gr12" draw:text-style-name="P1" draw:layer="layout" svg:x1="13.065cm" svg:y1="14.97cm" svg:x2="7.985cm" svg:y2="14.97cm">
          <text:p/>
        </draw:line>
        <draw:line draw:style-name="gr10" draw:text-style-name="P1" draw:layer="layout" svg:x1="7.985cm" svg:y1="16.24cm" svg:x2="7.985cm" svg:y2="14.97cm">
          <text:p/>
        </draw:line>
        <draw:line draw:style-name="gr13" draw:text-style-name="P1" draw:layer="layout" svg:x1="13.065cm" svg:y1="9.89cm" svg:x2="6.08cm" svg:y2="9.89cm">
          <text:p/>
        </draw:line>
        <draw:line draw:style-name="gr10" draw:text-style-name="P1" draw:layer="layout" svg:x1="6.08cm" svg:y1="9.89cm" svg:x2="6.08cm" svg:y2="8.62cm">
          <text:p/>
        </draw:line>
        <draw:frame draw:style-name="gr7" draw:text-style-name="P7" draw:layer="layout" svg:width="3.175cm" svg:height="0.635cm" svg:x="5.445cm" svg:y="7.985cm">
          <draw:text-box>
            <text:p text:style-name="P6"><text:span text:style-name="T3">wb_clk_i</text:span></text:p>
          </draw:text-box>
        </draw:frame>
        <draw:line draw:style-name="gr14" draw:text-style-name="P1" draw:layer="layout" svg:x1="21.955cm" svg:y1="5.445cm" svg:x2="14.97cm" svg:y2="5.445cm">
          <text:p/>
        </draw:line>
        <draw:line draw:style-name="gr10" draw:text-style-name="P1" draw:layer="layout" svg:x1="21.955cm" svg:y1="5.445cm" svg:x2="21.955cm" svg:y2="4.175cm">
          <text:p/>
        </draw:line>
        <draw:line draw:style-name="gr14" draw:text-style-name="P1" draw:layer="layout" svg:x1="21.955cm" svg:y1="14.97cm" svg:x2="14.97cm" svg:y2="14.97cm">
          <text:p/>
        </draw:line>
        <draw:line draw:style-name="gr10" draw:text-style-name="P1" draw:layer="layout" svg:x1="21.955cm" svg:y1="16.24cm" svg:x2="21.955cm" svg:y2="14.97cm">
          <text:p/>
        </draw:line>
        <draw:frame draw:style-name="gr11" draw:text-style-name="P7" draw:layer="layout" svg:width="2.54cm" svg:height="0.635cm" svg:x="20.685cm" svg:y="3.54cm">
          <draw:text-box>
            <text:p text:style-name="P6"><text:span text:style-name="T3">clk_xgmii_tx</text:span></text:p>
          </draw:text-box>
        </draw:frame>
        <draw:frame draw:style-name="gr11" draw:text-style-name="P7" draw:layer="layout" svg:width="2.54cm" svg:height="0.635cm" svg:x="20.685cm" svg:y="16.24cm">
          <draw:text-box>
            <text:p text:style-name="P6"><text:span text:style-name="T3">clk_xgmii_rx</text:span></text:p>
          </draw:text-box>
        </draw:frame>
        <draw:line draw:style-name="gr14" draw:text-style-name="P1" draw:layer="layout" svg:x1="21.955cm" svg:y1="14.97cm" svg:x2="20.05cm" svg:y2="14.97cm">
          <text:p/>
        </draw:line>
        <draw:line draw:style-name="gr14" draw:text-style-name="P1" draw:layer="layout" svg:x1="21.955cm" svg:y1="5.445cm" svg:x2="20.05cm" svg:y2="5.445cm">
          <text:p/>
        </draw:line>
        <draw:line draw:style-name="gr13" draw:text-style-name="P1" draw:layer="layout" svg:x1="9.89cm" svg:y1="9.89cm" svg:x2="6.08cm" svg:y2="9.89cm">
          <text:p/>
        </draw:lin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16.51cm" svg:height="10.16cm" svg:x="2.27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175cm" svg:height="3.175cm" svg:x="2.905cm" svg:y="6.674cm">
          <text:p text:style-name="P2"><text:span text:style-name="T4">User</text:span></text:p>
          <text:p text:style-name="P2"><text:span text:style-name="T4">Logic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175cm" svg:height="7.62cm" svg:x="7.985cm" svg:y="4.81cm">
          <text:p text:style-name="P2"><text:span text:style-name="T4">10GE</text:span></text:p>
          <text:p text:style-name="P2"><text:span text:style-name="T4">MAC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175cm" svg:height="3.175cm" svg:x="14.325cm" svg:y="6.674cm">
          <text:p text:style-name="P2"><text:span text:style-name="T4">XAUI</text:span></text:p>
          <text:p text:style-name="P2"><text:span text:style-name="T4">Macro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09cm" svg:y1="7.985cm" svg:x2="7.995cm" svg:y2="7.985cm">
          <text:p/>
        </draw:line>
        <draw:line draw:style-name="gr5" draw:text-style-name="P1" draw:layer="layout" svg:x1="11.16cm" svg:y1="7.985cm" svg:x2="14.335cm" svg:y2="7.985cm">
          <text:p/>
        </draw:line>
        <draw:frame draw:style-name="gr6" draw:text-style-name="P4" draw:layer="layout" svg:width="3.81cm" svg:height="1.52cm" svg:x="2.27cm" svg:y="3.54cm">
          <draw:text-box>
            <text:p text:style-name="P3"><text:span text:style-name="T1">FPGA</text:span></text:p>
          </draw:text-box>
        </draw:frame>
        <draw:frame draw:style-name="gr7" draw:text-style-name="P9" draw:layer="layout" svg:width="3.175cm" svg:height="1.199cm" svg:x="18.78cm" svg:y="6.08cm">
          <draw:text-box>
            <text:p text:style-name="P2"><text:span text:style-name="T2">XAUI</text:span></text:p>
            <text:p text:style-name="P2"><text:span text:style-name="T2">4x 3.125Gbps</text:span></text:p>
          </draw:text-box>
        </draw:frame>
        <draw:line draw:style-name="gr5" draw:text-style-name="P1" draw:layer="layout" svg:x1="7.995cm" svg:y1="8.62cm" svg:x2="6.09cm" svg:y2="8.62cm">
          <text:p/>
        </draw:line>
        <draw:line draw:style-name="gr5" draw:text-style-name="P1" draw:layer="layout" svg:x1="14.335cm" svg:y1="8.62cm" svg:x2="11.16cm" svg:y2="8.62cm">
          <text:p/>
        </draw:line>
        <draw:custom-shape draw:style-name="gr3" draw:text-style-name="P8" draw:layer="layout" svg:width="3.175cm" svg:height="3.175cm" svg:x="21.955cm" svg:y="6.715cm">
          <text:p text:style-name="P2"><text:span text:style-name="T4">PHY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5.13cm" svg:y1="7.985cm" svg:x2="27.035cm" svg:y2="7.985cm">
          <text:p/>
        </draw:line>
        <draw:custom-shape draw:style-name="gr16" draw:text-style-name="P8" draw:layer="layout" svg:width="3.175cm" svg:height="1.27cm" svg:x="27.035cm" svg:y="7.35cm">
          <text:p text:style-name="P2"><text:span text:style-name="T4">XFP/SFP+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175cm" svg:height="1.199cm" svg:x="25.13cm" svg:y="6.08cm">
          <draw:text-box>
            <text:p text:style-name="P2"><text:span text:style-name="T2">XFI</text:span></text:p>
            <text:p text:style-name="P2"><text:span text:style-name="T2">10.3125Gbps</text:span></text:p>
          </draw:text-box>
        </draw:frame>
        <draw:line draw:style-name="gr15" draw:text-style-name="P1" draw:layer="layout" svg:x1="17.51cm" svg:y1="7.35cm" svg:x2="21.955cm" svg:y2="7.35cm">
          <text:p/>
        </draw:line>
        <draw:line draw:style-name="gr15" draw:text-style-name="P1" draw:layer="layout" svg:x1="17.51cm" svg:y1="7.985cm" svg:x2="21.955cm" svg:y2="7.985cm">
          <text:p/>
        </draw:line>
        <draw:line draw:style-name="gr15" draw:text-style-name="P1" draw:layer="layout" svg:x1="17.51cm" svg:y1="8.62cm" svg:x2="21.955cm" svg:y2="8.62cm">
          <text:p/>
        </draw:line>
        <draw:line draw:style-name="gr15" draw:text-style-name="P1" draw:layer="layout" svg:x1="17.51cm" svg:y1="9.255cm" svg:x2="21.955cm" svg:y2="9.255cm">
          <text:p/>
        </draw:line>
        <draw:frame draw:style-name="gr7" draw:text-style-name="P9" draw:layer="layout" svg:width="3.175cm" svg:height="1.199cm" svg:x="11.16cm" svg:y="6.715cm">
          <draw:text-box>
            <text:p text:style-name="P2"><text:span text:style-name="T2">XGMII 72-bit 156.25Mhz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2" draw:text-style-name="P2" draw:layer="layout" svg:width="5.08cm" svg:height="1.27cm" svg:x="4.81cm" svg:y="3.54cm">
          <text:p text:style-name="P2">Statu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95cm" svg:height="1.27cm" svg:x="9.89cm" svg:y="3.54cm">
          <text:p text:style-name="P2">Data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4.81cm" svg:y1="3.54cm" svg:x2="4.81cm" svg:y2="2.905cm">
          <text:p/>
        </draw:line>
        <draw:line draw:style-name="gr17" draw:text-style-name="P1" draw:layer="layout" svg:x1="9.89cm" svg:y1="3.54cm" svg:x2="9.89cm" svg:y2="2.904cm">
          <text:p/>
        </draw:line>
        <draw:line draw:style-name="gr17" draw:text-style-name="P1" draw:layer="layout" svg:x1="20.685cm" svg:y1="3.54cm" svg:x2="20.685cm" svg:y2="2.905cm">
          <text:p/>
        </draw:line>
        <draw:frame draw:style-name="gr18" draw:text-style-name="P10" draw:layer="layout" svg:width="1.905cm" svg:height="0.725cm" svg:x="4.81cm" svg:y="2.905cm">
          <draw:text-box>
            <text:p text:style-name="P3"><text:span text:style-name="T5">7</text:span></text:p>
          </draw:text-box>
        </draw:frame>
        <draw:frame draw:style-name="gr18" draw:text-style-name="P10" draw:layer="layout" svg:width="1.905cm" svg:height="0.725cm" svg:x="9.89cm" svg:y="2.905cm">
          <draw:text-box>
            <text:p text:style-name="P3"><text:span text:style-name="T5">63</text:span></text:p>
          </draw:text-box>
        </draw:frame>
        <draw:frame draw:style-name="gr18" draw:text-style-name="P10" draw:layer="layout" svg:width="1.905cm" svg:height="0.725cm" svg:x="7.985cm" svg:y="2.905cm">
          <draw:text-box>
            <text:p text:style-name="P11"><text:span text:style-name="T5">0</text:span></text:p>
          </draw:text-box>
        </draw:frame>
        <draw:frame draw:style-name="gr18" draw:text-style-name="P10" draw:layer="layout" svg:width="1.905cm" svg:height="0.725cm" svg:x="18.78cm" svg:y="2.905cm">
          <draw:text-box>
            <text:p text:style-name="P11"><text:span text:style-name="T5">0</text:span></text:p>
          </draw:text-box>
        </draw:frame>
        <draw:frame draw:style-name="gr18" draw:text-style-name="P10" draw:layer="layout" svg:width="13.97cm" svg:height="2.621cm" svg:x="9.255cm" svg:y="7.629cm">
          <draw:text-box>
            <text:p text:style-name="P3"><text:span text:style-name="T5">[2:0] : Packet Modulus. Valid when EOP is set, indicates the number of valid bytes during the last word.</text:span></text:p>
            <text:p text:style-name="P3"><text:span text:style-name="T5">[5:3] : Unused</text:span></text:p>
            <text:p text:style-name="P3"><text:span text:style-name="T5">[6] : EOP indication. Set during the last word of a packet.</text:span></text:p>
            <text:p text:style-name="P3"><text:span text:style-name="T5">[7] : SOP indication. Set during the first work of a packet.</text:span></text:p>
          </draw:text-box>
        </draw:frame>
        <draw:line draw:style-name="gr17" draw:text-style-name="P1" draw:layer="layout" svg:x1="9.255cm" svg:y1="7.774cm" svg:x2="9.255cm" svg:y2="10.314cm">
          <text:p/>
        </draw:line>
        <draw:line draw:style-name="gr17" draw:text-style-name="P1" draw:layer="layout" svg:x1="7.35cm" svg:y1="4.599cm" svg:x2="7.35cm" svg:y2="9.044cm">
          <text:p/>
        </draw:line>
        <draw:line draw:style-name="gr17" draw:text-style-name="P1" draw:layer="layout" svg:x1="9.255cm" svg:y1="9.044cm" svg:x2="7.35cm" svg:y2="9.044cm">
          <text:p/>
        </draw:line>
        <draw:line draw:style-name="gr17" draw:text-style-name="P1" draw:layer="layout" svg:x1="4.81cm" svg:y1="2.76cm" svg:x2="4.81cm" svg:y2="2.125cm">
          <text:p/>
        </draw:line>
        <draw:line draw:style-name="gr17" draw:text-style-name="P1" draw:layer="layout" svg:x1="20.685cm" svg:y1="2.759cm" svg:x2="4.81cm" svg:y2="2.759cm">
          <text:p/>
        </draw:line>
        <draw:line draw:style-name="gr17" draw:text-style-name="P1" draw:layer="layout" svg:x1="20.685cm" svg:y1="2.76cm" svg:x2="20.685cm" svg:y2="2.125cm">
          <text:p/>
        </draw:line>
        <draw:frame draw:style-name="gr18" draw:text-style-name="P10" draw:layer="layout" svg:width="1.905cm" svg:height="0.725cm" svg:x="4.81cm" svg:y="2.125cm">
          <draw:text-box>
            <text:p text:style-name="P3"><text:span text:style-name="T5">71</text:span></text:p>
          </draw:text-box>
        </draw:frame>
        <draw:frame draw:style-name="gr18" draw:text-style-name="P10" draw:layer="layout" svg:width="1.905cm" svg:height="0.725cm" svg:x="18.78cm" svg:y="2.125cm">
          <draw:text-box>
            <text:p text:style-name="P11"><text:span text:style-name="T5">0</text:span>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2" draw:text-style-name="P8" draw:layer="layout" svg:width="5.08cm" svg:height="1.27cm" svg:x="4.81cm" svg:y="3.54cm">
          <text:p text:style-name="P2"><text:span text:style-name="T4">Status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0.795cm" svg:height="1.27cm" svg:x="9.89cm" svg:y="3.54cm">
          <text:p text:style-name="P2"><text:span text:style-name="T4">Data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4.81cm" svg:y1="3.54cm" svg:x2="4.81cm" svg:y2="2.905cm">
          <text:p/>
        </draw:line>
        <draw:line draw:style-name="gr17" draw:text-style-name="P1" draw:layer="layout" svg:x1="9.89cm" svg:y1="3.54cm" svg:x2="9.89cm" svg:y2="2.904cm">
          <text:p/>
        </draw:line>
        <draw:line draw:style-name="gr17" draw:text-style-name="P1" draw:layer="layout" svg:x1="20.685cm" svg:y1="3.54cm" svg:x2="20.685cm" svg:y2="2.905cm">
          <text:p/>
        </draw:line>
        <draw:frame draw:style-name="gr18" draw:text-style-name="P10" draw:layer="layout" svg:width="1.905cm" svg:height="0.725cm" svg:x="4.81cm" svg:y="2.905cm">
          <draw:text-box>
            <text:p text:style-name="P3"><text:span text:style-name="T5">7</text:span></text:p>
          </draw:text-box>
        </draw:frame>
        <draw:frame draw:style-name="gr18" draw:text-style-name="P10" draw:layer="layout" svg:width="1.905cm" svg:height="0.725cm" svg:x="9.89cm" svg:y="2.905cm">
          <draw:text-box>
            <text:p text:style-name="P3"><text:span text:style-name="T5">63</text:span></text:p>
          </draw:text-box>
        </draw:frame>
        <draw:frame draw:style-name="gr18" draw:text-style-name="P12" draw:layer="layout" svg:width="1.905cm" svg:height="0.725cm" svg:x="7.985cm" svg:y="2.905cm">
          <draw:text-box>
            <text:p text:style-name="P11"><text:span text:style-name="T5">0</text:span></text:p>
          </draw:text-box>
        </draw:frame>
        <draw:frame draw:style-name="gr18" draw:text-style-name="P12" draw:layer="layout" svg:width="1.905cm" svg:height="0.725cm" svg:x="18.78cm" svg:y="2.905cm">
          <draw:text-box>
            <text:p text:style-name="P11"><text:span text:style-name="T5">0</text:span></text:p>
          </draw:text-box>
        </draw:frame>
        <draw:frame draw:style-name="gr18" draw:text-style-name="P10" draw:layer="layout" svg:width="13.97cm" svg:height="3.569cm" svg:x="9.255cm" svg:y="7.629cm">
          <draw:text-box>
            <text:p text:style-name="P3"><text:span text:style-name="T5">[2:0] : Packet Modulus. Valid when EOP is set, indicates the number of valid bytes during the last word.</text:span></text:p>
            <text:p text:style-name="P3"><text:span text:style-name="T5">[4:3] : Unused</text:span></text:p>
            <text:p text:style-name="P3"><text:span text:style-name="T5">[5] : Error indication. Set if CRC or other errors are detected by the RX Enqueue Engine.</text:span></text:p>
            <text:p text:style-name="P3"><text:span text:style-name="T5">[6] : EOP indication. Set during the last word of a packet.</text:span></text:p>
            <text:p text:style-name="P3"><text:span text:style-name="T5">[7] : SOP indication. Set during the first work of a packet.</text:span></text:p>
          </draw:text-box>
        </draw:frame>
        <draw:line draw:style-name="gr17" draw:text-style-name="P1" draw:layer="layout" svg:x1="9.255cm" svg:y1="7.774cm" svg:x2="9.255cm" svg:y2="11.795cm">
          <text:p/>
        </draw:line>
        <draw:line draw:style-name="gr17" draw:text-style-name="P1" draw:layer="layout" svg:x1="7.35cm" svg:y1="4.599cm" svg:x2="7.35cm" svg:y2="9.044cm">
          <text:p/>
        </draw:line>
        <draw:line draw:style-name="gr17" draw:text-style-name="P1" draw:layer="layout" svg:x1="9.255cm" svg:y1="9.044cm" svg:x2="7.35cm" svg:y2="9.044cm">
          <text:p/>
        </draw:line>
        <draw:line draw:style-name="gr17" draw:text-style-name="P1" draw:layer="layout" svg:x1="4.81cm" svg:y1="2.76cm" svg:x2="4.81cm" svg:y2="2.125cm">
          <text:p/>
        </draw:line>
        <draw:line draw:style-name="gr17" draw:text-style-name="P1" draw:layer="layout" svg:x1="20.685cm" svg:y1="2.759cm" svg:x2="4.81cm" svg:y2="2.759cm">
          <text:p/>
        </draw:line>
        <draw:line draw:style-name="gr17" draw:text-style-name="P1" draw:layer="layout" svg:x1="20.685cm" svg:y1="2.76cm" svg:x2="20.685cm" svg:y2="2.125cm">
          <text:p/>
        </draw:line>
        <draw:frame draw:style-name="gr18" draw:text-style-name="P10" draw:layer="layout" svg:width="1.905cm" svg:height="0.725cm" svg:x="4.81cm" svg:y="2.125cm">
          <draw:text-box>
            <text:p text:style-name="P3"><text:span text:style-name="T5">71</text:span></text:p>
          </draw:text-box>
        </draw:frame>
        <draw:frame draw:style-name="gr18" draw:text-style-name="P12" draw:layer="layout" svg:width="1.905cm" svg:height="0.725cm" svg:x="18.78cm" svg:y="2.125cm">
          <draw:text-box>
            <text:p text:style-name="P11"><text:span text:style-name="T5">0</text:span></text:p>
          </draw:text-box>
        </draw:frame>
      </draw:page>
      <draw:page draw:name="page5" draw:style-name="dp1" draw:master-page-name="Default">
        <office:forms form:automatic-focus="false" form:apply-design-mode="false"/>
        <draw:custom-shape draw:style-name="gr2" draw:text-style-name="P8" draw:layer="layout" svg:width="3.175cm" svg:height="2.54cm" svg:x="4.175cm" svg:y="6.715cm">
          <text:p text:style-name="P2"><text:span text:style-name="T4">Padding</text:span></text:p>
          <text:p text:style-name="P2"><text:span text:style-name="T4">SM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7.35cm" svg:y1="7.35cm" svg:x2="7.985cm" svg:y2="7.35cm">
          <text:p/>
        </draw:line>
        <draw:line draw:style-name="gr17" draw:text-style-name="P1" draw:layer="layout" svg:x1="7.985cm" svg:y1="7.35cm" svg:x2="7.985cm" svg:y2="5.445cm">
          <text:p/>
        </draw:line>
        <draw:line draw:style-name="gr19" draw:text-style-name="P1" draw:layer="layout" svg:x1="4.175cm" svg:y1="7.985cm" svg:x2="1.635cm" svg:y2="7.985cm">
          <text:p/>
        </draw:line>
        <draw:frame draw:style-name="gr20" draw:text-style-name="P10" draw:layer="layout" svg:width="2.54cm" svg:height="1.27cm" svg:x="1.635cm" svg:y="6.715cm">
          <draw:text-box>
            <text:p text:style-name="P3"><text:span text:style-name="T5">From TX Data FIFO</text:span></text:p>
          </draw:text-box>
        </draw:frame>
        <draw:custom-shape draw:style-name="gr2" draw:text-style-name="P8" draw:layer="layout" svg:width="3.175cm" svg:height="2.54cm" svg:x="13.065cm" svg:y="6.715cm">
          <text:p text:style-name="P2"><text:span text:style-name="T4">Encoding</text:span></text:p>
          <text:p text:style-name="P2"><text:span text:style-name="T4">SM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175cm" svg:height="2.54cm" svg:x="20.685cm" svg:y="6.715cm">
          <text:p text:style-name="P2"><text:span text:style-name="T4">RC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3.175cm" svg:height="1.27cm" svg:x="8.62cm" svg:y="4.81cm">
          <text:p text:style-name="P2"><text:span text:style-name="T4">Hold FIFO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8.62cm" svg:y1="5.445cm" svg:x2="7.985cm" svg:y2="5.445cm">
          <text:p/>
        </draw:line>
        <draw:line draw:style-name="gr19" draw:text-style-name="P1" draw:layer="layout" svg:x1="13.065cm" svg:y1="7.985cm" svg:x2="11.795cm" svg:y2="7.985cm">
          <text:p/>
        </draw:line>
        <draw:line draw:style-name="gr19" draw:text-style-name="P1" draw:layer="layout" svg:x1="17.51cm" svg:y1="7.985cm" svg:x2="16.24cm" svg:y2="7.985cm">
          <text:p/>
        </draw:line>
        <draw:line draw:style-name="gr19" draw:text-style-name="P1" draw:layer="layout" svg:x1="13.065cm" svg:y1="7.35cm" svg:x2="12.43cm" svg:y2="7.35cm">
          <text:p/>
        </draw:line>
        <draw:line draw:style-name="gr17" draw:text-style-name="P1" draw:layer="layout" svg:x1="11.795cm" svg:y1="5.445cm" svg:x2="12.43cm" svg:y2="5.445cm">
          <text:p/>
        </draw:line>
        <draw:line draw:style-name="gr17" draw:text-style-name="P1" draw:layer="layout" svg:x1="12.43cm" svg:y1="7.35cm" svg:x2="12.43cm" svg:y2="5.445cm">
          <text:p/>
        </draw:line>
        <draw:line draw:style-name="gr19" draw:text-style-name="P1" draw:layer="layout" svg:x1="26.4cm" svg:y1="7.985cm" svg:x2="23.86cm" svg:y2="7.985cm">
          <text:p/>
        </draw:line>
        <draw:frame draw:style-name="gr20" draw:text-style-name="P10" draw:layer="layout" svg:width="2.54cm" svg:height="1.27cm" svg:x="23.86cm" svg:y="6.676cm">
          <draw:text-box>
            <text:p text:style-name="P3"><text:span text:style-name="T5">To XGMII</text:span></text:p>
            <text:p text:style-name="P3"><text:span text:style-name="T5">/ PCS</text:span></text:p>
          </draw:text-box>
        </draw:frame>
        <draw:frame draw:style-name="gr20" draw:text-style-name="P10" draw:layer="layout" svg:width="3.81cm" svg:height="1.27cm" svg:x="21.955cm" svg:y="9.851cm">
          <draw:text-box>
            <text:p text:style-name="P3"><text:span text:style-name="T5">From Fault</text:span></text:p>
            <text:p text:style-name="P3"><text:span text:style-name="T5">State-Machine</text:span></text:p>
          </draw:text-box>
        </draw:frame>
        <draw:line draw:style-name="gr19" draw:text-style-name="P1" draw:layer="layout" svg:x1="21.955cm" svg:y1="9.255cm" svg:x2="21.955cm" svg:y2="11.795cm">
          <text:p/>
        </draw:line>
        <draw:custom-shape draw:style-name="gr2" draw:text-style-name="P8" draw:layer="layout" svg:width="1.905cm" svg:height="2.54cm" svg:x="17.51cm" svg:y="6.715cm">
          <text:p text:style-name="P2"><text:span text:style-name="T4">Barrel</text:span></text:p>
          <text:p text:style-name="P2"><text:span text:style-name="T4">Shift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20.685cm" svg:y1="7.985cm" svg:x2="19.415cm" svg:y2="7.985cm">
          <text:p/>
        </draw:line>
        <draw:line draw:style-name="gr21" draw:text-style-name="P1" draw:layer="layout" svg:x1="16.875cm" svg:y1="7.35cm" svg:x2="16.875cm" svg:y2="4.81cm">
          <text:p/>
        </draw:line>
        <draw:line draw:style-name="gr21" draw:text-style-name="P1" draw:layer="layout" svg:x1="20.05cm" svg:y1="7.35cm" svg:x2="20.05cm" svg:y2="4.81cm">
          <text:p/>
        </draw:line>
        <draw:frame draw:style-name="gr20" draw:text-style-name="P13" draw:layer="layout" svg:width="3.81cm" svg:height="1.27cm" svg:x="14.97cm" svg:y="3.54cm">
          <draw:text-box>
            <text:p text:style-name="P2"><text:span text:style-name="T5">Data aligned</text:span></text:p>
            <text:p text:style-name="P2"><text:span text:style-name="T5">on 64 bits</text:span></text:p>
          </draw:text-box>
        </draw:frame>
        <draw:frame draw:style-name="gr20" draw:text-style-name="P13" draw:layer="layout" svg:width="3.81cm" svg:height="1.27cm" svg:x="18.145cm" svg:y="3.501cm">
          <draw:text-box>
            <text:p text:style-name="P2"><text:span text:style-name="T5">Data aligned</text:span></text:p>
            <text:p text:style-name="P2"><text:span text:style-name="T5">on 32 bits</text:span></text:p>
          </draw:text-box>
        </draw:frame>
        <draw:frame draw:style-name="gr18" draw:text-style-name="P13" draw:layer="layout" svg:width="4.445cm" svg:height="0.725cm" svg:x="7.985cm" svg:y="4.175cm">
          <draw:text-box>
            <text:p text:style-name="P2"><text:span text:style-name="T5">Delay 8 words</text:span></text:p>
          </draw:text-box>
        </draw:frame>
        <draw:custom-shape draw:style-name="gr2" draw:text-style-name="P8" draw:layer="layout" svg:width="3.175cm" svg:height="2.54cm" svg:x="8.621cm" svg:y="6.715cm">
          <text:p text:style-name="P2"><text:span text:style-name="T4">CRC</text:span></text:p>
          <text:p text:style-name="P2"><text:span text:style-name="T4">Calc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8.62cm" svg:y1="7.985cm" svg:x2="7.35cm" svg:y2="7.985cm">
          <text:p/>
        </draw:line>
        <draw:line draw:style-name="gr19" draw:text-style-name="P1" draw:layer="layout" svg:x1="14.97cm" svg:y1="9.255cm" svg:x2="14.97cm" svg:y2="10.525cm">
          <text:p/>
        </draw:line>
        <draw:line draw:style-name="gr17" draw:text-style-name="P1" draw:layer="layout" svg:x1="14.97cm" svg:y1="10.525cm" svg:x2="21.955cm" svg:y2="10.525cm">
          <text:p/>
        </draw:line>
      </draw:page>
      <draw:page draw:name="page6" draw:style-name="dp1" draw:master-page-name="Default">
        <office:forms form:automatic-focus="false" form:apply-design-mode="false"/>
        <draw:custom-shape draw:style-name="gr2" draw:text-style-name="P8" draw:layer="layout" svg:width="3.175cm" svg:height="2.54cm" svg:x="4.175cm" svg:y="6.715cm">
          <text:p text:style-name="P2"><text:span text:style-name="T4">Data FIFO</text:span></text:p>
          <text:p text:style-name="P2"><text:span text:style-name="T4">Write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7.985cm" svg:y1="5.445cm" svg:x2="8.62cm" svg:y2="5.445cm">
          <text:p/>
        </draw:line>
        <draw:line draw:style-name="gr17" draw:text-style-name="P1" draw:layer="layout" svg:x1="7.985cm" svg:y1="7.35cm" svg:x2="7.985cm" svg:y2="5.445cm">
          <text:p/>
        </draw:line>
        <draw:line draw:style-name="gr22" draw:text-style-name="P1" draw:layer="layout" svg:x1="4.175cm" svg:y1="7.985cm" svg:x2="1.635cm" svg:y2="7.985cm">
          <text:p/>
        </draw:line>
        <draw:frame draw:style-name="gr20" draw:text-style-name="P10" draw:layer="layout" svg:width="2.54cm" svg:height="1.27cm" svg:x="1.635cm" svg:y="6.715cm">
          <draw:text-box>
            <text:p text:style-name="P3"><text:span text:style-name="T5">To RX Data FIFO</text:span></text:p>
          </draw:text-box>
        </draw:frame>
        <draw:custom-shape draw:style-name="gr2" draw:text-style-name="P8" draw:layer="layout" svg:width="3.175cm" svg:height="2.54cm" svg:x="13.065cm" svg:y="6.715cm">
          <text:p text:style-name="P2"><text:span text:style-name="T4">Decoding</text:span></text:p>
          <text:p text:style-name="P2"><text:span text:style-name="T4">SM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175cm" svg:height="2.54cm" svg:x="20.685cm" svg:y="6.715cm">
          <text:p text:style-name="P2"><text:span text:style-name="T4">RC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3.175cm" svg:height="1.27cm" svg:x="8.62cm" svg:y="4.81cm">
          <text:p text:style-name="P2"><text:span text:style-name="T4">Hold FIFO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7.35cm" svg:y1="7.35cm" svg:x2="7.985cm" svg:y2="7.35cm">
          <text:p/>
        </draw:line>
        <draw:line draw:style-name="gr19" draw:text-style-name="P1" draw:layer="layout" svg:x1="11.795cm" svg:y1="7.985cm" svg:x2="13.065cm" svg:y2="7.985cm">
          <text:p/>
        </draw:line>
        <draw:line draw:style-name="gr22" draw:text-style-name="P1" draw:layer="layout" svg:x1="17.51cm" svg:y1="7.985cm" svg:x2="16.24cm" svg:y2="7.985cm">
          <text:p/>
        </draw:line>
        <draw:line draw:style-name="gr19" draw:text-style-name="P1" draw:layer="layout" svg:x1="11.795cm" svg:y1="5.445cm" svg:x2="12.43cm" svg:y2="5.445cm">
          <text:p/>
        </draw:line>
        <draw:line draw:style-name="gr17" draw:text-style-name="P1" draw:layer="layout" svg:x1="12.43cm" svg:y1="7.35cm" svg:x2="13.065cm" svg:y2="7.35cm">
          <text:p/>
        </draw:line>
        <draw:line draw:style-name="gr17" draw:text-style-name="P1" draw:layer="layout" svg:x1="12.43cm" svg:y1="7.35cm" svg:x2="12.43cm" svg:y2="5.445cm">
          <text:p/>
        </draw:line>
        <draw:line draw:style-name="gr22" draw:text-style-name="P1" draw:layer="layout" svg:x1="26.4cm" svg:y1="7.985cm" svg:x2="23.86cm" svg:y2="7.985cm">
          <text:p/>
        </draw:line>
        <draw:frame draw:style-name="gr20" draw:text-style-name="P10" draw:layer="layout" svg:width="3.08cm" svg:height="1.27cm" svg:x="23.86cm" svg:y="6.676cm">
          <draw:text-box>
            <text:p text:style-name="P3"><text:span text:style-name="T5">From</text:span></text:p>
            <text:p text:style-name="P3"><text:span text:style-name="T5">XGMII/PCS</text:span></text:p>
          </draw:text-box>
        </draw:frame>
        <draw:frame draw:style-name="gr20" draw:text-style-name="P10" draw:layer="layout" svg:width="3.81cm" svg:height="1.27cm" svg:x="21.955cm" svg:y="9.851cm">
          <draw:text-box>
            <text:p text:style-name="P3"><text:span text:style-name="T5">To Fault</text:span></text:p>
            <text:p text:style-name="P3"><text:span text:style-name="T5">State-Machine</text:span></text:p>
          </draw:text-box>
        </draw:frame>
        <draw:line draw:style-name="gr22" draw:text-style-name="P1" draw:layer="layout" svg:x1="21.955cm" svg:y1="9.255cm" svg:x2="21.955cm" svg:y2="11.795cm">
          <text:p/>
        </draw:line>
        <draw:custom-shape draw:style-name="gr2" draw:text-style-name="P8" draw:layer="layout" svg:width="1.905cm" svg:height="2.54cm" svg:x="17.51cm" svg:y="6.715cm">
          <text:p text:style-name="P2"><text:span text:style-name="T4">Barrel</text:span></text:p>
          <text:p text:style-name="P2"><text:span text:style-name="T4">Shift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20.685cm" svg:y1="7.985cm" svg:x2="19.415cm" svg:y2="7.985cm">
          <text:p/>
        </draw:line>
        <draw:line draw:style-name="gr21" draw:text-style-name="P1" draw:layer="layout" svg:x1="16.875cm" svg:y1="7.35cm" svg:x2="16.875cm" svg:y2="4.81cm">
          <text:p/>
        </draw:line>
        <draw:line draw:style-name="gr21" draw:text-style-name="P1" draw:layer="layout" svg:x1="20.05cm" svg:y1="7.35cm" svg:x2="20.05cm" svg:y2="4.81cm">
          <text:p/>
        </draw:line>
        <draw:frame draw:style-name="gr20" draw:text-style-name="P13" draw:layer="layout" svg:width="3.81cm" svg:height="1.27cm" svg:x="14.97cm" svg:y="3.54cm">
          <draw:text-box>
            <text:p text:style-name="P2"><text:span text:style-name="T5">Data aligned</text:span></text:p>
            <text:p text:style-name="P2"><text:span text:style-name="T5">on 64 bits</text:span></text:p>
          </draw:text-box>
        </draw:frame>
        <draw:frame draw:style-name="gr20" draw:text-style-name="P13" draw:layer="layout" svg:width="3.81cm" svg:height="1.27cm" svg:x="18.145cm" svg:y="3.501cm">
          <draw:text-box>
            <text:p text:style-name="P2"><text:span text:style-name="T5">Data aligned</text:span></text:p>
            <text:p text:style-name="P2"><text:span text:style-name="T5">on 32 bits</text:span></text:p>
          </draw:text-box>
        </draw:frame>
        <draw:frame draw:style-name="gr18" draw:text-style-name="P13" draw:layer="layout" svg:width="4.445cm" svg:height="0.725cm" svg:x="7.985cm" svg:y="4.175cm">
          <draw:text-box>
            <text:p text:style-name="P2"><text:span text:style-name="T5">Delay 8 words</text:span></text:p>
          </draw:text-box>
        </draw:frame>
        <draw:custom-shape draw:style-name="gr2" draw:text-style-name="P8" draw:layer="layout" svg:width="3.175cm" svg:height="2.54cm" svg:x="8.62cm" svg:y="6.715cm">
          <text:p text:style-name="P2"><text:span text:style-name="T4">CRC</text:span></text:p>
          <text:p text:style-name="P2"><text:span text:style-name="T4">Calc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7.35cm" svg:y1="7.985cm" svg:x2="8.62cm" svg:y2="7.985cm">
          <text:p/>
        </draw:line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0.32cm" svg:height="17.145cm" svg:x="6.715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3.175cm" svg:height="3.175cm" svg:x="8.62cm" svg:y="9.89cm">
          <text:p text:style-name="P2"><text:span text:style-name="T4">pkt_if</text:span></text:p>
          <text:p text:style-name="P2"><text:span text:style-name="T4">(Packe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5.08cm" svg:height="8.89cm" svg:x="14.335cm" svg:y="8.62cm">
          <text:p text:style-name="P2"><text:span text:style-name="T4">Vxge_m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3.175cm" svg:height="3.175cm" svg:x="21.955cm" svg:y="9.89cm">
          <text:p text:style-name="P2"><text:span text:style-name="T4">xgm_if</text:span></text:p>
          <text:p text:style-name="P2"><text:span text:style-name="T4">(XGMI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795cm" svg:y1="11.16cm" svg:x2="14.335cm" svg:y2="11.16cm">
          <text:p/>
        </draw:line>
        <draw:frame draw:style-name="gr23" draw:text-style-name="P4" draw:layer="layout" svg:width="5.715cm" svg:height="1.46cm" svg:x="7.985cm" svg:y="4.175cm">
          <draw:text-box>
            <text:p text:style-name="P3"><text:span text:style-name="T1">sc_testbench</text:span></text:p>
          </draw:text-box>
        </draw:frame>
        <draw:line draw:style-name="gr5" draw:text-style-name="P1" draw:layer="layout" svg:x1="14.335cm" svg:y1="11.795cm" svg:x2="11.795cm" svg:y2="11.795cm">
          <text:p/>
        </draw:line>
        <draw:custom-shape draw:style-name="gr3" draw:text-style-name="P8" draw:layer="layout" svg:width="3.175cm" svg:height="3.175cm" svg:x="8.62cm" svg:y="13.7cm">
          <text:p text:style-name="P2"><text:span text:style-name="T4">cpu_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.415cm" svg:y1="11.16cm" svg:x2="21.955cm" svg:y2="11.16cm">
          <text:p/>
        </draw:line>
        <draw:line draw:style-name="gr5" draw:text-style-name="P1" draw:layer="layout" svg:x1="21.955cm" svg:y1="11.795cm" svg:x2="19.415cm" svg:y2="11.795cm">
          <text:p/>
        </draw:line>
        <draw:line draw:style-name="gr5" draw:text-style-name="P1" draw:layer="layout" svg:x1="14.335cm" svg:y1="15.605cm" svg:x2="11.795cm" svg:y2="15.605cm">
          <text:p/>
        </draw:line>
        <draw:line draw:style-name="gr4" draw:text-style-name="P1" draw:layer="layout" svg:x1="11.795cm" svg:y1="14.97cm" svg:x2="14.335cm" svg:y2="14.97cm">
          <text:p/>
        </draw:line>
        <draw:custom-shape draw:style-name="gr2" draw:text-style-name="P8" draw:layer="layout" svg:width="4.445cm" svg:height="1.905cm" svg:x="14.335cm" svg:y="4.81cm">
          <text:p text:style-name="P2"><text:span text:style-name="T4">Score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7.985cm" svg:y1="17.51cm" svg:x2="7.985cm" svg:y2="4.175cm">
          <text:p/>
        </draw:line>
        <draw:line draw:style-name="gr24" draw:text-style-name="P1" draw:layer="layout" svg:x1="25.765cm" svg:y1="17.51cm" svg:x2="25.765cm" svg:y2="4.175cm">
          <text:p/>
        </draw:line>
        <draw:line draw:style-name="gr24" draw:text-style-name="P1" draw:layer="layout" svg:x1="25.765cm" svg:y1="4.175cm" svg:x2="7.985cm" svg:y2="4.175cm">
          <text:p/>
        </draw:line>
        <draw:line draw:style-name="gr24" draw:text-style-name="P1" draw:layer="layout" svg:x1="20.685cm" svg:y1="17.51cm" svg:x2="20.685cm" svg:y2="7.35cm">
          <text:p/>
        </draw:line>
        <draw:line draw:style-name="gr24" draw:text-style-name="P1" draw:layer="layout" svg:x1="13.065cm" svg:y1="17.51cm" svg:x2="13.065cm" svg:y2="7.35cm">
          <text:p/>
        </draw:line>
        <draw:line draw:style-name="gr24" draw:text-style-name="P1" draw:layer="layout" svg:x1="20.685cm" svg:y1="7.35cm" svg:x2="13.065cm" svg:y2="7.35cm">
          <text:p/>
        </draw:line>
        <draw:line draw:style-name="gr24" draw:text-style-name="P1" draw:layer="layout" svg:x1="13.065cm" svg:y1="17.51cm" svg:x2="7.985cm" svg:y2="17.51cm">
          <text:p/>
        </draw:line>
        <draw:line draw:style-name="gr24" draw:text-style-name="P1" draw:layer="layout" svg:x1="25.765cm" svg:y1="17.51cm" svg:x2="20.685cm" svg:y2="17.51cm">
          <text:p/>
        </draw:line>
        <draw:frame draw:style-name="gr23" draw:text-style-name="P4" draw:layer="layout" svg:width="5.715cm" svg:height="1.46cm" svg:x="6.715cm" svg:y="1.635cm">
          <draw:text-box>
            <text:p text:style-name="P3"><text:span text:style-name="T1">sc_main</text:span></text:p>
          </draw:text-box>
        </draw:frame>
        <draw:custom-shape draw:style-name="gr2" draw:text-style-name="P8" draw:layer="layout" svg:width="6.985cm" svg:height="1.27cm" svg:x="13.065cm" svg:y="2.27cm">
          <text:p text:style-name="P2"><text:span text:style-name="T4">sc_testca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19.415cm" svg:y1="3.54cm" svg:x2="23.86cm" svg:y2="9.89cm">
          <text:p/>
        </draw:line>
        <draw:line draw:style-name="gr25" draw:text-style-name="P1" draw:layer="layout" svg:x1="13.7cm" svg:y1="3.54cm" svg:x2="9.89cm" svg:y2="9.89cm">
          <text:p/>
        </draw:line>
        <draw:line draw:style-name="gr25" draw:text-style-name="P1" draw:layer="layout" svg:x1="16.24cm" svg:y1="3.54cm" svg:x2="16.24cm" svg:y2="4.81cm">
          <text:p/>
        </draw:line>
        <draw:line draw:style-name="gr25" draw:text-style-name="P1" draw:layer="layout" svg:x1="20.685cm" svg:y1="6.08cm" svg:x2="18.78cm" svg:y2="6.08cm">
          <text:p/>
        </draw:line>
        <draw:line draw:style-name="gr26" draw:text-style-name="P1" draw:layer="layout" svg:x1="23.225cm" svg:y1="9.89cm" svg:x2="20.685cm" svg:y2="6.08cm">
          <text:p/>
        </draw:line>
        <draw:line draw:style-name="gr25" draw:text-style-name="P1" draw:layer="layout" svg:x1="13.065cm" svg:y1="6.08cm" svg:x2="14.335cm" svg:y2="6.08cm">
          <text:p/>
        </draw:line>
        <draw:line draw:style-name="gr26" draw:text-style-name="P1" draw:layer="layout" svg:x1="10.525cm" svg:y1="9.89cm" svg:x2="13.065cm" svg:y2="6.08cm">
          <text:p/>
        </draw:line>
      </draw:page>
      <draw:page draw:name="page8" draw:style-name="dp1" draw:master-page-name="Default">
        <office:forms form:automatic-focus="false" form:apply-design-mode="false"/>
        <draw:custom-shape draw:style-name="gr27" draw:text-style-name="P1" draw:layer="layout" svg:width="20.32cm" svg:height="15.875cm" svg:x="6.715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5.08cm" svg:height="8.89cm" svg:x="14.335cm" svg:y="8.62cm">
          <text:p text:style-name="P2"><text:span text:style-name="T4">xge_m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4.445cm" svg:height="3.175cm" svg:x="21.955cm" svg:y="9.89cm">
          <text:p text:style-name="P2"><text:span text:style-name="T4">XGMII</text:span></text:p>
          <text:p text:style-name="P2"><text:span text:style-name="T4">Loopback</text:span></text:p>
          <text:p text:style-name="P2"><text:span text:style-name="T4">or XA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.415cm" svg:y1="11.16cm" svg:x2="21.955cm" svg:y2="11.16cm">
          <text:p/>
        </draw:line>
        <draw:line draw:style-name="gr5" draw:text-style-name="P1" draw:layer="layout" svg:x1="21.955cm" svg:y1="11.795cm" svg:x2="19.415cm" svg:y2="11.795cm">
          <text:p/>
        </draw:line>
        <draw:line draw:style-name="gr5" draw:text-style-name="P1" draw:layer="layout" svg:x1="14.335cm" svg:y1="15.605cm" svg:x2="11.795cm" svg:y2="15.605cm">
          <text:p/>
        </draw:line>
        <draw:line draw:style-name="gr4" draw:text-style-name="P1" draw:layer="layout" svg:x1="11.795cm" svg:y1="14.97cm" svg:x2="14.335cm" svg:y2="14.97cm">
          <text:p/>
        </draw:line>
        <draw:frame draw:style-name="gr23" draw:text-style-name="P4" draw:layer="layout" svg:width="5.715cm" svg:height="1.46cm" svg:x="6.715cm" svg:y="2.905cm">
          <draw:text-box>
            <text:p text:style-name="P3"><text:span text:style-name="T1">tb_xge_mac.sv</text:span></text:p>
          </draw:text-box>
        </draw:frame>
        <draw:custom-shape draw:style-name="gr2" draw:text-style-name="P8" draw:layer="layout" svg:width="4.445cm" svg:height="1.905cm" svg:x="7.35cm" svg:y="5.445cm">
          <text:p text:style-name="P2"><text:span text:style-name="T4">packets_tx.txt</text:span></text:p>
          <text:p text:style-name="P2"><text:span text:style-name="T4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9.255cm" svg:y1="7.35cm" svg:x2="9.255cm" svg:y2="9.255cm">
          <text:p/>
        </draw:line>
        <draw:custom-shape draw:style-name="gr2" draw:text-style-name="P8" draw:layer="layout" svg:width="4.445cm" svg:height="1.905cm" svg:x="7.35cm" svg:y="9.255cm">
          <text:p text:style-name="P2"><text:span text:style-name="T4">Tx Packet</text:span></text:p>
          <text:p text:style-name="P2"><text:span text:style-name="T4">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4.445cm" svg:height="1.905cm" svg:x="7.35cm" svg:y="11.795cm">
          <text:p text:style-name="P2"><text:span text:style-name="T4">Rx Packet</text:span></text:p>
          <text:p text:style-name="P2"><text:span text:style-name="T4">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4.335cm" svg:y1="13.065cm" svg:x2="11.795cm" svg:y2="13.065cm">
          <text:p/>
        </draw:line>
        <draw:line draw:style-name="gr4" draw:text-style-name="P1" draw:layer="layout" svg:x1="11.795cm" svg:y1="9.89cm" svg:x2="14.335cm" svg:y2="9.89cm">
          <text:p/>
        </draw:line>
        <draw:custom-shape draw:style-name="gr2" draw:text-style-name="P8" draw:layer="layout" svg:width="4.445cm" svg:height="1.905cm" svg:x="7.35cm" svg:y="14.335cm">
          <text:p text:style-name="P2"><text:span text:style-name="T4">CPU Ta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" draw:layer="layout" svg:x1="11.16cm" svg:y1="10.525cm" svg:x2="22.59cm" svg:y2="10.525cm">
          <text:p/>
        </draw:line>
        <draw:line draw:style-name="gr29" draw:text-style-name="P1" draw:layer="layout" svg:x1="22.59cm" svg:y1="12.43cm" svg:x2="11.16cm" svg:y2="12.43cm">
          <text:p/>
        </draw:line>
        <draw:line draw:style-name="gr30" draw:text-style-name="P1" draw:layer="layout" svg:x1="22.59cm" svg:y1="10.525cm" svg:x2="22.59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0%" draw:cy="0%" draw:start-color="#ffe1c9" draw:end-color="#ffffff" draw:start-intensity="100%" draw:end-intensity="100%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initial-creator>atanguay</meta:initial-creator>
    <meta:creation-date>2008-06-04T20:26:49</meta:creation-date>
    <dc:date>2012-12-08T20:10:04.13</dc:date>
    <meta:editing-cycles>57</meta:editing-cycles>
    <meta:editing-duration>P2DT4H2M58S</meta:editing-duration>
    <meta:document-statistic meta:object-count="215"/>
    <meta:user-defined meta:name="Info 1"/>
    <meta:user-defined meta:name="Info 2"/>
    <meta:user-defined meta:name="Info 3"/>
    <meta:user-defined meta:name="Info 4"/>
  </office:meta>
</office:document-meta>
</file>